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istoryHandler.exportContent( ExportContext context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Handler.importContent( 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canExport( ExportContext context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istoryHandler.VersionHistor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sionHistoryHandler.getIO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exportProperties( PropertyExportContext exportContext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istoryHandler.importContent( ImportContext context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canImport( Property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canExport( Ex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istoryHandler.canExport( PropertyEx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canImport( ImportContext context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exportContent( Ex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Handler.canImport( 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VersionHistoryHandl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setIOManag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importProperties( PropertyImportContext import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Handler.export( ExportContext expor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